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1681in" svg:height="7.4067in" svg:x="3.502in" svg:y="2.1311in">
            <draw:object draw:notify-on-update-of-ranges="Sheet1.A1:Sheet1.A1 Sheet1.A2:Sheet1.A13 Sheet1.B1:Sheet1.B1 Sheet1.B2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p name</text:p>
          </table:table-cell>
          <table:table-cell office:value-type="string" calcext:value-type="string">
            <text:p>Average tick time (m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1</text:p>
          </table:table-cell>
          <table:table-cell office:value-type="float" office:value="21.662" calcext:value-type="float">
            <text:p>21.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2</text:p>
          </table:table-cell>
          <table:table-cell office:value-type="float" office:value="21.706" calcext:value-type="float">
            <text:p>21.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3</text:p>
          </table:table-cell>
          <table:table-cell office:value-type="float" office:value="21.782" calcext:value-type="float">
            <text:p>21.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 Worst Case 1</text:p>
          </table:table-cell>
          <table:table-cell office:value-type="float" office:value="5.227" calcext:value-type="float">
            <text:p>5.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 Worst Case 2</text:p>
          </table:table-cell>
          <table:table-cell office:value-type="float" office:value="5.211" calcext:value-type="float">
            <text:p>5.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 Worst Case 3</text:p>
          </table:table-cell>
          <table:table-cell office:value-type="float" office:value="5.223" calcext:value-type="float">
            <text:p>5.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 Best Case 1</text:p>
          </table:table-cell>
          <table:table-cell office:value-type="float" office:value="4.849" calcext:value-type="float">
            <text:p>4.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 Best Case 2</text:p>
          </table:table-cell>
          <table:table-cell office:value-type="float" office:value="4.879" calcext:value-type="float">
            <text:p>4.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 Best Case 3</text:p>
          </table:table-cell>
          <table:table-cell office:value-type="float" office:value="4.827" calcext:value-type="float">
            <text:p>4.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 1</text:p>
          </table:table-cell>
          <table:table-cell office:value-type="float" office:value="4.873" calcext:value-type="float">
            <text:p>4.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 2</text:p>
          </table:table-cell>
          <table:table-cell office:value-type="float" office:value="4.883" calcext:value-type="float">
            <text:p>4.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 3</text:p>
          </table:table-cell>
          <table:table-cell office:value-type="float" office:value="4.821" calcext:value-type="float">
            <text:p>4.8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21:45:26.2265586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0:57:49.956718742</meta:creation-date>
    <dc:date>2023-09-12T21:51:23.689043378</dc:date>
    <meta:editing-duration>PT31M54S</meta:editing-duration>
    <meta:editing-cycles>2</meta:editing-cycles>
    <meta:generator>LibreOffice/7.6.0.3$Linux_X86_64 LibreOffice_project/60$Build-3</meta:generator>
    <meta:document-statistic meta:table-count="1" meta:cell-count="2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448cm" svg:height="18.814cm" xlink:href=".." xlink:type="simple" chart:class="chart:bar" chart:style-name="ch1">
        <chart:title svg:x="10.952cm" svg:y="0.512cm" chart:style-name="ch2">
          <text:p>Average tick time for duration of benchmark</text:p>
        </chart:title>
        <chart:subtitle svg:x="14.868cm" svg:y="1.693cm" chart:style-name="ch3">
          <text:p>lower is better</text:p>
        </chart:subtitle>
        <chart:plot-area chart:style-name="ch4" table:cell-range-address="Sheet1.A1:Sheet1.B13" chart:data-source-has-labels="both" svg:x="0.668cm" svg:y="2.778cm" svg:width="32.112cm" svg:height="15.66cm">
          <chart:coordinate-region svg:x="5.364cm" svg:y="2.778cm" svg:width="27.229cm" svg:height="15.013cm"/>
          <chart:axis chart:dimension="x" chart:name="primary-x" chart:style-name="ch5" chartooo:axis-type="auto">
            <chartooo:date-scale/>
            <chart:categories table:cell-range-address="Sheet1.A2:Sheet1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3" chart:label-cell-address="Sheet1.B1:Sheet1.B1" chart:class="chart:bar">
            <chart:data-point chart:repeated="3"/>
            <chart:data-point chart:style-name="ch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ck time (m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ple 1</text:p>
                <draw:g>
                  <svg:desc>Sheet1.A2:Sheet1.A13</svg:desc>
                </draw:g>
              </table:table-cell>
              <table:table-cell office:value-type="float" office:value="21.662">
                <text:p>21.662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Simple 2</text:p>
              </table:table-cell>
              <table:table-cell office:value-type="float" office:value="21.706">
                <text:p>21.706</text:p>
              </table:table-cell>
            </table:table-row>
            <table:table-row>
              <table:table-cell office:value-type="string">
                <text:p>Simple 3</text:p>
              </table:table-cell>
              <table:table-cell office:value-type="float" office:value="21.782">
                <text:p>21.782</text:p>
              </table:table-cell>
            </table:table-row>
            <table:table-row>
              <table:table-cell office:value-type="string">
                <text:p>Splitter Worst Case 1</text:p>
              </table:table-cell>
              <table:table-cell office:value-type="float" office:value="5.227">
                <text:p>5.227</text:p>
              </table:table-cell>
            </table:table-row>
            <table:table-row>
              <table:table-cell office:value-type="string">
                <text:p>Splitter Worst Case 2</text:p>
              </table:table-cell>
              <table:table-cell office:value-type="float" office:value="5.211">
                <text:p>5.211</text:p>
              </table:table-cell>
            </table:table-row>
            <table:table-row>
              <table:table-cell office:value-type="string">
                <text:p>Splitter Worst Case 3</text:p>
              </table:table-cell>
              <table:table-cell office:value-type="float" office:value="5.223">
                <text:p>5.223</text:p>
              </table:table-cell>
            </table:table-row>
            <table:table-row>
              <table:table-cell office:value-type="string">
                <text:p>Splitter Best Case 1</text:p>
              </table:table-cell>
              <table:table-cell office:value-type="float" office:value="4.849">
                <text:p>4.849</text:p>
              </table:table-cell>
            </table:table-row>
            <table:table-row>
              <table:table-cell office:value-type="string">
                <text:p>Splitter Best Case 2</text:p>
              </table:table-cell>
              <table:table-cell office:value-type="float" office:value="4.879">
                <text:p>4.879</text:p>
              </table:table-cell>
            </table:table-row>
            <table:table-row>
              <table:table-cell office:value-type="string">
                <text:p>Splitter Best Case 3</text:p>
              </table:table-cell>
              <table:table-cell office:value-type="float" office:value="4.827">
                <text:p>4.827</text:p>
              </table:table-cell>
            </table:table-row>
            <table:table-row>
              <table:table-cell office:value-type="string">
                <text:p>Sideload 1</text:p>
              </table:table-cell>
              <table:table-cell office:value-type="float" office:value="4.873">
                <text:p>4.873</text:p>
              </table:table-cell>
            </table:table-row>
            <table:table-row>
              <table:table-cell office:value-type="string">
                <text:p>Sideload 2</text:p>
              </table:table-cell>
              <table:table-cell office:value-type="float" office:value="4.883">
                <text:p>4.883</text:p>
              </table:table-cell>
            </table:table-row>
            <table:table-row>
              <table:table-cell office:value-type="string">
                <text:p>Sideload 3</text:p>
              </table:table-cell>
              <table:table-cell office:value-type="float" office:value="4.821">
                <text:p>4.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